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font-name="Nimbus Sans" officeooo:rsid="002d7f64" officeooo:paragraph-rsid="002d7f64"/>
    </style:style>
    <style:style style:name="P2" style:family="paragraph" style:parent-style-name="Title">
      <style:text-properties style:font-name="Nimbus Sans" officeooo:rsid="001ea4b8" officeooo:paragraph-rsid="001ea4b8"/>
    </style:style>
    <style:style style:name="P3" style:family="paragraph" style:parent-style-name="Heading_20_1">
      <style:text-properties style:font-name="Nimbus Sans"/>
    </style:style>
    <style:style style:name="P4" style:family="paragraph" style:parent-style-name="Heading_20_2">
      <style:text-properties style:font-name="Nimbus Sans" officeooo:rsid="0039b409" officeooo:paragraph-rsid="0039b409"/>
    </style:style>
    <style:style style:name="P5" style:family="paragraph" style:parent-style-name="Heading_20_3">
      <style:text-properties officeooo:paragraph-rsid="003bb908"/>
    </style:style>
    <style:style style:name="P6" style:family="paragraph" style:parent-style-name="Text_20_body" style:list-style-name="L1">
      <style:text-properties style:font-name="Nimbus Sans" officeooo:rsid="00202524" officeooo:paragraph-rsid="00202524"/>
    </style:style>
    <style:style style:name="P7" style:family="paragraph" style:parent-style-name="Text_20_body" style:list-style-name="L1">
      <style:text-properties style:font-name="Nimbus Sans" officeooo:rsid="0021380c" officeooo:paragraph-rsid="0021380c"/>
    </style:style>
    <style:style style:name="P8" style:family="paragraph" style:parent-style-name="Text_20_body" style:list-style-name="L1">
      <style:text-properties style:font-name="Nimbus Sans" officeooo:rsid="002f4e76" officeooo:paragraph-rsid="002f4e76"/>
    </style:style>
    <style:style style:name="P9" style:family="paragraph" style:parent-style-name="Text_20_body" style:list-style-name="L2">
      <style:text-properties style:font-name="Nimbus Sans" officeooo:paragraph-rsid="00238303"/>
    </style:style>
    <style:style style:name="P10" style:family="paragraph" style:parent-style-name="Text_20_body" style:list-style-name="L2">
      <style:text-properties style:font-name="Nimbus Sans" officeooo:rsid="00238303" officeooo:paragraph-rsid="00238303"/>
    </style:style>
    <style:style style:name="P11" style:family="paragraph" style:parent-style-name="Text_20_body" style:list-style-name="L2">
      <style:text-properties style:font-name="Nimbus Sans" officeooo:rsid="00265df9" officeooo:paragraph-rsid="00265df9"/>
    </style:style>
    <style:style style:name="P12" style:family="paragraph" style:parent-style-name="Text_20_body" style:list-style-name="L2">
      <style:text-properties style:font-name="Nimbus Sans" officeooo:rsid="00261601" officeooo:paragraph-rsid="00261601"/>
    </style:style>
    <style:style style:name="P13" style:family="paragraph" style:parent-style-name="Text_20_body" style:list-style-name="L3">
      <style:text-properties style:font-name="Nimbus Sans" officeooo:rsid="00279491" officeooo:paragraph-rsid="00279491"/>
    </style:style>
    <style:style style:name="P14" style:family="paragraph" style:parent-style-name="Text_20_body" style:list-style-name="L4">
      <style:text-properties style:font-name="Nimbus Sans" officeooo:rsid="003bb908" officeooo:paragraph-rsid="003bb908"/>
    </style:style>
    <style:style style:name="P15" style:family="paragraph" style:parent-style-name="Text_20_body" style:list-style-name="L4">
      <style:text-properties style:font-name="Nimbus Sans" officeooo:rsid="00313a5c" officeooo:paragraph-rsid="00313a5c"/>
    </style:style>
    <style:style style:name="P16" style:family="paragraph" style:parent-style-name="Text_20_body" style:list-style-name="L4">
      <style:text-properties style:font-name="Nimbus Sans" officeooo:rsid="0033235d" officeooo:paragraph-rsid="0033235d"/>
    </style:style>
    <style:style style:name="P17" style:family="paragraph" style:parent-style-name="Text_20_body" style:list-style-name="L4">
      <style:text-properties style:font-name="Nimbus Sans" officeooo:rsid="003395d5" officeooo:paragraph-rsid="0036003a"/>
    </style:style>
    <style:style style:name="P18" style:family="paragraph" style:parent-style-name="Text_20_body" style:list-style-name="L5">
      <style:text-properties style:font-name="Nimbus Sans" officeooo:rsid="003e15d5" officeooo:paragraph-rsid="003e15d5"/>
    </style:style>
    <style:style style:name="P19" style:family="paragraph" style:parent-style-name="Text_20_body" style:list-style-name="L5">
      <style:text-properties style:font-name="Nimbus Sans" officeooo:rsid="003ecd40" officeooo:paragraph-rsid="003ecd40"/>
    </style:style>
    <style:style style:name="P20" style:family="paragraph" style:parent-style-name="Text_20_body" style:list-style-name="L5">
      <style:text-properties style:font-name="Nimbus Sans" officeooo:rsid="003f3d74" officeooo:paragraph-rsid="003f3d74"/>
    </style:style>
    <style:style style:name="P21" style:family="paragraph" style:parent-style-name="Text_20_body" style:list-style-name="L6">
      <style:text-properties style:font-name="Nimbus Sans" officeooo:rsid="004395b6" officeooo:paragraph-rsid="004395b6"/>
    </style:style>
    <style:style style:name="P22" style:family="paragraph" style:parent-style-name="Text_20_body" style:list-style-name="L6">
      <style:text-properties style:font-name="Nimbus Sans" officeooo:rsid="00453067" officeooo:paragraph-rsid="00453067"/>
    </style:style>
    <style:style style:name="P23" style:family="paragraph" style:parent-style-name="Text_20_body" style:list-style-name="L6">
      <style:text-properties style:font-name="Nimbus Sans" officeooo:rsid="0047ab73" officeooo:paragraph-rsid="0047ab73"/>
    </style:style>
    <style:style style:name="P24" style:family="paragraph" style:parent-style-name="Text_20_body" style:list-style-name="L7">
      <style:text-properties style:font-name="Nimbus Sans" officeooo:rsid="00498e5f" officeooo:paragraph-rsid="00498e5f"/>
    </style:style>
    <style:style style:name="P25" style:family="paragraph" style:parent-style-name="Text_20_body" style:list-style-name="L8">
      <style:text-properties style:font-name="Nimbus Sans" officeooo:rsid="00498e5f" officeooo:paragraph-rsid="00498e5f"/>
    </style:style>
    <style:style style:name="P26" style:family="paragraph" style:parent-style-name="Text_20_body" style:list-style-name="L9">
      <style:text-properties style:font-name="Nimbus Sans" officeooo:rsid="004c4d08" officeooo:paragraph-rsid="004c4d08"/>
    </style:style>
    <style:style style:name="P27" style:family="paragraph" style:parent-style-name="Text_20_body" style:list-style-name="L9">
      <style:text-properties style:font-name="Nimbus Sans" officeooo:rsid="00508899" officeooo:paragraph-rsid="00508899"/>
    </style:style>
    <style:style style:name="P28" style:family="paragraph" style:parent-style-name="Text_20_body" style:list-style-name="L10">
      <style:text-properties style:font-name="Nimbus Sans" officeooo:rsid="004f51fc" officeooo:paragraph-rsid="004f51fc"/>
    </style:style>
    <style:style style:name="P29" style:family="paragraph" style:parent-style-name="Text_20_body" style:list-style-name="L11">
      <style:text-properties style:font-name="Nimbus Sans" officeooo:rsid="004f51fc" officeooo:paragraph-rsid="004f51fc"/>
    </style:style>
    <style:style style:name="P30" style:family="paragraph" style:parent-style-name="Text_20_body" style:list-style-name="L11">
      <style:text-properties style:font-name="Nimbus Sans" officeooo:rsid="005195e8" officeooo:paragraph-rsid="005195e8"/>
    </style:style>
    <style:style style:name="P31" style:family="paragraph" style:parent-style-name="Text_20_body" style:list-style-name="L12">
      <style:text-properties style:font-name="Nimbus Sans" officeooo:rsid="00539db9" officeooo:paragraph-rsid="00539db9"/>
    </style:style>
    <style:style style:name="P32" style:family="paragraph" style:parent-style-name="Text_20_body" style:list-style-name="L13">
      <style:text-properties style:font-name="Nimbus Sans" officeooo:rsid="00561658" officeooo:paragraph-rsid="00561658"/>
    </style:style>
    <style:style style:name="P33" style:family="paragraph" style:parent-style-name="Text_20_body" style:list-style-name="L13">
      <style:text-properties style:font-name="Nimbus Sans" officeooo:rsid="005cffd9" officeooo:paragraph-rsid="005cffd9"/>
    </style:style>
    <style:style style:name="P34" style:family="paragraph" style:parent-style-name="Text_20_body" style:list-style-name="L13">
      <style:text-properties style:font-name="Nimbus Sans" officeooo:rsid="005d7d8a" officeooo:paragraph-rsid="005d7d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a4b8"/>
    </style:style>
    <style:style style:name="T3" style:family="text">
      <style:text-properties officeooo:rsid="002a807d"/>
    </style:style>
    <style:style style:name="T4" style:family="text">
      <style:text-properties officeooo:rsid="003395d5"/>
    </style:style>
    <style:style style:name="T5" style:family="text">
      <style:text-properties officeooo:rsid="00356e54"/>
    </style:style>
    <style:style style:name="T6" style:family="text">
      <style:text-properties officeooo:rsid="0036003a"/>
    </style:style>
    <style:style style:name="T7" style:family="text">
      <style:text-properties officeooo:rsid="0036cea1"/>
    </style:style>
    <style:style style:name="T8" style:family="text">
      <style:text-properties officeooo:rsid="0038b489"/>
    </style:style>
    <style:style style:name="T9" style:family="text">
      <style:text-properties officeooo:rsid="0038e863"/>
    </style:style>
    <style:style style:name="T10" style:family="text">
      <style:text-properties officeooo:rsid="00238303"/>
    </style:style>
    <style:style style:name="T11" style:family="text">
      <style:text-properties officeooo:rsid="004ae703"/>
    </style:style>
    <style:style style:name="T12" style:family="text">
      <style:text-properties officeooo:rsid="00524439"/>
    </style:style>
    <style:style style:name="T13" style:family="text">
      <style:text-properties officeooo:rsid="0056091b"/>
    </style:style>
    <style:style style:name="T14" style:family="text">
      <style:text-properties officeooo:rsid="00568287"/>
    </style:style>
    <style:style style:name="T15" style:family="text">
      <style:text-properties officeooo:rsid="00568c51"/>
    </style:style>
    <style:style style:name="T16" style:family="text">
      <style:text-properties officeooo:rsid="0059b510"/>
    </style:style>
    <style:style style:name="T17" style:family="text">
      <style:text-properties officeooo:rsid="005d93a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Diary</text:p>
      <text:h text:style-name="P3" text:outline-level="1"><text:span text:style-name="T2">Log</text:span>s</text:h>
      <text:h text:style-name="P4" text:outline-level="2">September 2023</text:h>
      <text:h text:style-name="Heading_20_3" text:outline-level="3">25/09/2023</text:h>
      <text:list xml:id="list3687926406" text:style-name="L1">
        <text:list-item>
          <text:p text:style-name="P6">Scheduled a 30 minute supervisory meetings <text:span text:style-name="T3">with supervisor </text:span>on a weekly basis, <text:span text:style-name="T1">every Tuesday</text:span> at <text:span text:style-name="T1">13:30pm</text:span>.</text:p>
        </text:list-item>
        <text:list-item>
          <text:p text:style-name="P7">Need to collate all background research done during the summer in order categorise the findings according to a specific problem domain.</text:p>
        </text:list-item>
        <text:list-item>
          <text:p text:style-name="P7">Then select a particular topic in interest regarding eye health.</text:p>
        </text:list-item>
        <text:list-item>
          <text:p text:style-name="P7">Need to select a project methodology that is appropriate for the project.</text:p>
        </text:list-item>
        <text:list-item>
          <text:p text:style-name="P8">Create a project plan document yielding background researches.</text:p>
        </text:list-item>
      </text:list>
      <text:h text:style-name="Heading_20_3" text:outline-level="3">26/09/2023</text:h>
      <text:list xml:id="list4043531620" text:style-name="L2">
        <text:list-item>
          <text:p text:style-name="P9"><text:span text:style-name="T10">Need to sort references in project </text:span><text:span text:style-name="T11">notes</text:span><text:span text:style-name="T10"> document</text:span></text:p>
        </text:list-item>
        <text:list-item>
          <text:p text:style-name="P10">Separate background research into key areas and ideas.</text:p>
          <text:list>
            <text:list-item>
              <text:p text:style-name="P11">Medication reminder.</text:p>
            </text:list-item>
            <text:list-item>
              <text:p text:style-name="P11">Logging measurements.</text:p>
            </text:list-item>
            <text:list-item>
              <text:p text:style-name="P11">Eye games and exercises.</text:p>
            </text:list-item>
            <text:list-item>
              <text:p text:style-name="P11">Educational apps for managing eye health.</text:p>
            </text:list-item>
          </text:list>
        </text:list-item>
        <text:list-item>
          <text:p text:style-name="P12">Organise into sections, the existing mobile applications that I have researched.</text:p>
        </text:list-item>
      </text:list>
      <text:h text:style-name="Heading_20_3" text:outline-level="3">27/09/2023</text:h>
      <text:list xml:id="list3503807038" text:style-name="L3">
        <text:list-item>
          <text:p text:style-name="P13">Organise the literature review and background research of the project.</text:p>
        </text:list-item>
        <text:list-item>
          <text:p text:style-name="P13">Start draft of project definition report and attempt on poster.</text:p>
        </text:list-item>
      </text:list>
      <text:h text:style-name="P5" text:outline-level="3">28/09/2023</text:h>
      <text:list xml:id="list1915546922" text:style-name="L4">
        <text:list-item>
          <text:p text:style-name="P14">Making sure harvard referencing is used in referencing section in report.</text:p>
        </text:list-item>
        <text:list-item>
          <text:p text:style-name="P15">Delve into background research for literature review.</text:p>
          <text:list>
            <text:list-item>
              <text:p text:style-name="P16">Review research paper <text:a xlink:type="simple" xlink:href="https://www.ncbi.nlm.nih.gov/pmc/articles/PMC6561043/" text:style-name="Internet_20_link" text:visited-style-name="Visited_20_Internet_20_Link">https://www.ncbi.nlm.nih.gov/pmc/articles/PMC6561043/</text:a> </text:p>
            </text:list-item>
            <text:list-item>
              <text:p text:style-name="P16">Look through the advantages of a smartphone being used for opening opportunities for online health care.</text:p>
            </text:list-item>
            <text:list-item>
              <text:p text:style-name="P16"><text:soft-page-break/><text:span text:style-name="T4">During Covid-19 lockdown, it</text:span> was an important time for online health services.</text:p>
            </text:list-item>
            <text:list-item>
              <text:p text:style-name="P17">Substantial numbers of patients <text:span text:style-name="T6">are stilling missing their regular eye check since </text:span><text:span text:style-name="T5">the Covid-19 lockdown, </text:span><text:span text:style-name="T6">and opticians are currently requesting patients to book for</text:span> <text:span text:style-name="T6">an</text:span> eye-test appointments. <text:span text:style-name="T6">Resulting </text:span><text:span text:style-name="T8">patients have uncorrected eye conditions/problems</text:span><text:span text:style-name="T6"> </text:span><text:span text:style-name="T7">that have not </text:span><text:span text:style-name="T9">yet</text:span><text:span text:style-name="T6"> </text:span><text:span text:style-name="T8">been</text:span><text:span text:style-name="T6"> diagnosed during the period.</text:span></text:p>
            </text:list-item>
          </text:list>
        </text:list-item>
      </text:list>
      <text:h text:style-name="Heading_20_3" text:outline-level="3">29/09/2023</text:h>
      <text:list xml:id="list796169869" text:style-name="L5">
        <text:list-item>
          <text:p text:style-name="P18">Identify the benefits and setbacks from the existing solutions.</text:p>
          <text:list>
            <text:list-item>
              <text:p text:style-name="P19">This will then be used in order to discover improvements, when proposing a solution.</text:p>
            </text:list-item>
            <text:list-item>
              <text:p text:style-name="P20">Review app reviews from application vendors such as App Store, and Google Player Store</text:p>
            </text:list-item>
            <text:list-item>
              <text:p text:style-name="P20">Add to references</text:p>
              <text:list>
                <text:list-item>
                  <text:p text:style-name="P20"><text:a xlink:type="simple" xlink:href="https://play.google.com/store/apps/details?id=eu.smartpatient.mytherapy&amp;hl=en_GB&amp;gl=US" text:style-name="Internet_20_link" text:visited-style-name="Visited_20_Internet_20_Link">https://play.google.com/store/apps/details?id=eu.smartpatient.mytherapy&amp;hl=en_GB&amp;gl=US</text:a> </text:p>
                </text:list-item>
              </text:list>
            </text:list-item>
          </text:list>
        </text:list-item>
      </text:list>
      <text:h text:style-name="Heading_20_2" text:outline-level="2">October 2023</text:h>
      <text:h text:style-name="Heading_20_3" text:outline-level="3">1/10/2023</text:h>
      <text:list xml:id="list1550681971" text:style-name="L6">
        <text:list-item>
          <text:p text:style-name="P21">Review literature review on eye health, and removed parts of the literature study that were not relevant to the background research.</text:p>
        </text:list-item>
        <text:list-item>
          <text:p text:style-name="P21">Need to review the following research paper:</text:p>
          <text:list>
            <text:list-item>
              <text:p text:style-name="P21"><text:a xlink:type="simple" xlink:href="https://link.springer.com/article/10.1007/s40135-023-00308-9" text:style-name="Internet_20_link" text:visited-style-name="Visited_20_Internet_20_Link">https://link.springer.com/article/10.1007/s40135-023-00308-9</text:a> </text:p>
              <text:list>
                <text:list-item>
                  <text:p text:style-name="P21">For discussing about the significance of health apps during CoVID 19, and how it has revolutionised how we receive health services from the health sector.</text:p>
                </text:list-item>
                <text:list-item>
                  <text:p text:style-name="P22">How ICT has benefited the health sector in terms of delivering the health services and appropriate treatment to patients.</text:p>
                </text:list-item>
              </text:list>
            </text:list-item>
          </text:list>
        </text:list-item>
        <text:list-item>
          <text:p text:style-name="P23">Think of Software Development Models</text:p>
          <text:list>
            <text:list-item>
              <text:p text:style-name="P23">Waterfall Model</text:p>
            </text:list-item>
            <text:list-item>
              <text:p text:style-name="P23">Iterative Model (Cyclical model)</text:p>
              <text:list>
                <text:list-item>
                  <text:p text:style-name="P23">May not adhere to time constraints.</text:p>
                </text:list-item>
              </text:list>
            </text:list-item>
          </text:list>
        </text:list-item>
      </text:list>
      <text:h text:style-name="Heading_20_3" text:outline-level="3">02/10/2023 – 16/10/2023</text:h>
      <text:list xml:id="list3179437087" text:style-name="L7">
        <text:list-item>
          <text:p text:style-name="P24">Focused on collating more background research on the topic of eye health.</text:p>
        </text:list-item>
        <text:list-item>
          <text:p text:style-name="P24">Consulted guides on literature review, and how to improving search query for research papers/journals.</text:p>
        </text:list-item>
        <text:list-item>
          <text:p text:style-name="P24"><text:soft-page-break/>Updated schedule in bar chart.</text:p>
        </text:list-item>
      </text:list>
      <text:h text:style-name="Heading_20_3" text:outline-level="3">17/10/2023 – 27/10/2023</text:h>
      <text:list xml:id="list2846098398" text:style-name="L8">
        <text:list-item>
          <text:p text:style-name="P25">Focused on collating background on technologies and development tools used for mobile app development.</text:p>
        </text:list-item>
      </text:list>
      <text:h text:style-name="Heading_20_2" text:outline-level="2">November 2023</text:h>
      <text:h text:style-name="Heading_20_3" text:outline-level="3">27/10/2023 – 10/11/2023</text:h>
      <text:list xml:id="list19449031" text:style-name="L9">
        <text:list-item>
          <text:p text:style-name="P26">Focused on ethics approval</text:p>
        </text:list-item>
        <text:list-item>
          <text:p text:style-name="P27">Using interviews as a way collecting responses based on a given use-case of an eye health application being used.</text:p>
        </text:list-item>
        <text:list-item>
          <text:p text:style-name="P26">Focus on collating historic dates and papers from topic related to eye health.</text:p>
        </text:list-item>
      </text:list>
      <text:h text:style-name="Heading_20_3" text:outline-level="3">13/11/2023 – 04/12/2023</text:h>
      <text:list xml:id="list1662873563" text:style-name="L10">
        <text:list-item>
          <text:p text:style-name="P28">Performed knowledge elicitation activities of the conducting of interviews through in person and online.</text:p>
        </text:list-item>
        <text:list-item>
          <text:p text:style-name="P28">Analysed responses obtained from the interviews.</text:p>
        </text:list-item>
        <text:list-item>
          <text:p text:style-name="P28">Explored existing eye health applications.</text:p>
        </text:list-item>
        <text:list-item>
          <text:p text:style-name="P28">Identified Non-functional and Functional requirements from Background research and Knowledge Elicitation activities and has prioritised them using MoSCoW.</text:p>
        </text:list-item>
        <text:list-item>
          <text:p text:style-name="P28">Identified potential risks that may occur and has documented them in Risk Management report.</text:p>
        </text:list-item>
        <text:list-item>
          <text:p text:style-name="P28">Identified key constraints regarding time management, hardware availability. </text:p>
        </text:list-item>
      </text:list>
      <text:h text:style-name="Heading_20_2" text:outline-level="2">December 2023</text:h>
      <text:h text:style-name="Heading_20_3" text:outline-level="3">04/12/2023 - 15/12/2023</text:h>
      <text:list xml:id="list903314386" text:style-name="L11">
        <text:list-item>
          <text:p text:style-name="P29">Need to perform justification of selected hardware and development tools, whilst performing comparisons.</text:p>
        </text:list-item>
        <text:list-item>
          <text:p text:style-name="P30">Currently in the <text:span text:style-name="T12">design </text:span>process of creating wireframe designs, use-case diagrams, and database schema.</text:p>
        </text:list-item>
      </text:list>
      <text:h text:style-name="Heading_20_3" text:outline-level="3">15/12/2023 – 05/1/2024</text:h>
      <text:list xml:id="list2788917225" text:style-name="L12">
        <text:list-item>
          <text:p text:style-name="P31">Prepared git repository for the implementation of the eye health application </text:p>
        </text:list-item>
        <text:list-item>
          <text:p text:style-name="P31">Setted up IDE for Android mobile app development.</text:p>
        </text:list-item>
        <text:list-item>
          <text:p text:style-name="P31">Created a basic template of the mobile application.</text:p>
        </text:list-item>
        <text:list-item>
          <text:p text:style-name="P31"><text:soft-page-break/>Reviewing API documentation on navigation, creating ViewModels to communicate between UI Screens etc.</text:p>
        </text:list-item>
        <text:list-item>
          <text:p text:style-name="P31">Attempted a start on the navigation between different screens, <text:span text:style-name="T13">navigation components,</text:span> and created first interactive vision tool game.</text:p>
        </text:list-item>
        <text:list-item>
          <text:p text:style-name="P31">Need to focus on implementing database scheme, need to choose database package, decide if database is going to be a local database or one that is to be hosted.</text:p>
        </text:list-item>
      </text:list>
      <text:h text:style-name="Heading_20_2" text:outline-level="2">January 2024</text:h>
      <text:h text:style-name="Heading_20_3" text:outline-level="3">05/1/2024 – 15/2/2024</text:h>
      <text:list xml:id="list2627706179" text:style-name="L13">
        <text:list-item>
          <text:p text:style-name="P34">Database Schema has now been <text:span text:style-name="T17">fully</text:span> implemented.</text:p>
        </text:list-item>
        <text:list-item>
          <text:p text:style-name="P32">Created minimal viable product of the eye health management application.</text:p>
        </text:list-item>
        <text:list-item>
          <text:p text:style-name="P32">Configured on GitHub, <text:span text:style-name="T14">C</text:span>ontinuous <text:span text:style-name="T14">I</text:span>ntegration tools that are <text:span text:style-name="T15">designed</text:span> for Android <text:span text:style-name="T15">applications</text:span> to identify <text:span text:style-name="T16">if</text:span> a particular modification of a module, or a new module causes potential software breakages. </text:p>
        </text:list-item>
        <text:list-item>
          <text:p text:style-name="P32">Created Tests on the backend of the mobile application using Android Unit Tests.</text:p>
        </text:list-item>
        <text:list-item>
          <text:p text:style-name="P32">Created Integration Tests on the Mobile applications, and integrated unit tests to identify potential software breakages or defects in a particular software module.</text:p>
        </text:list-item>
        <text:list-item>
          <text:p text:style-name="P33">Revising Chapters in the Final Repor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Nimbus Sans" officeooo:rsid="002d7f64" officeooo:paragraph-rsid="002d7f64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D: <text:span text:style-name="MT1">210029073</text:span><text:tab/><text:tab/>Name: <text:span text:style-name="MT1">Ibrahim Ahmad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8T10:09:27.363875627</meta:creation-date>
    <dc:date>2024-02-14T07:52:50.713000000</dc:date>
    <meta:editing-duration>PT3H49M39S</meta:editing-duration>
    <meta:editing-cycles>55</meta:editing-cycles>
    <meta:generator>LibreOffice/7.3.1.3$Windows_X86_64 LibreOffice_project/a69ca51ded25f3eefd52d7bf9a5fad8c90b87951</meta:generator>
    <meta:document-statistic meta:table-count="0" meta:image-count="0" meta:object-count="0" meta:page-count="4" meta:paragraph-count="82" meta:word-count="799" meta:character-count="5325" meta:non-whitespace-character-count="4656"/>
  </office:meta>
</office:document-meta>
</file>